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54000002DA78C687A9.png"/>
  <manifest:file-entry manifest:media-type="image/png" manifest:full-path="Pictures/1000000000000354000002DACA50ED6A.png"/>
  <manifest:file-entry manifest:media-type="image/png" manifest:full-path="Pictures/10000000000001AA0000014E9EF1C9FD.png"/>
  <manifest:file-entry manifest:media-type="image/png" manifest:full-path="Pictures/10000000000001AA0000014EA2BA4234.png"/>
  <manifest:file-entry manifest:media-type="image/png" manifest:full-path="Pictures/10000000000001AA0000020188DC64B7.png"/>
  <manifest:file-entry manifest:media-type="image/png" manifest:full-path="Pictures/10000000000001AA000002013E6F26D6.png"/>
  <manifest:file-entry manifest:media-type="image/png" manifest:full-path="Pictures/1000000000000354000002DAB3E3FAEE.png"/>
  <manifest:file-entry manifest:media-type="image/png" manifest:full-path="Pictures/10000000000001AA000002018413541E.png"/>
  <manifest:file-entry manifest:media-type="image/png" manifest:full-path="Pictures/1000000000000354000002DAB2ABE10A.png"/>
  <manifest:file-entry manifest:media-type="image/png" manifest:full-path="Pictures/1000000000000354000002DA69D83F9C.png"/>
  <manifest:file-entry manifest:media-type="image/png" manifest:full-path="Pictures/1000000000000354000002DAD3DE728C.png"/>
  <manifest:file-entry manifest:media-type="image/png" manifest:full-path="Pictures/1000000000000354000002DA8FF86DDF.png"/>
  <manifest:file-entry manifest:media-type="image/png" manifest:full-path="Pictures/10000000000001AA00000201468F09D1.png"/>
  <manifest:file-entry manifest:media-type="image/png" manifest:full-path="Pictures/1000000000000354000002DACD26CB67.png"/>
  <manifest:file-entry manifest:media-type="image/png" manifest:full-path="Pictures/1000000000000354000002DADBA8AA08.png"/>
  <manifest:file-entry manifest:media-type="image/png" manifest:full-path="Pictures/1000000000000354000002DA06013A5B.png"/>
  <manifest:file-entry manifest:media-type="image/png" manifest:full-path="Pictures/1000000000000354000002DAC5AC7F72.png"/>
  <manifest:file-entry manifest:media-type="image/png" manifest:full-path="Pictures/1000000000000354000002DA7B85F815.png"/>
  <manifest:file-entry manifest:media-type="image/png" manifest:full-path="Pictures/10000000000001AA000002017E642B58.png"/>
  <manifest:file-entry manifest:media-type="image/png" manifest:full-path="Pictures/1000000000000354000002DA8C14E8D9.png"/>
  <manifest:file-entry manifest:media-type="image/png" manifest:full-path="Pictures/10000000000001AA000002018AD86B8B.png"/>
  <manifest:file-entry manifest:media-type="image/png" manifest:full-path="Pictures/10000000000001AA0000014E0BE15301.png"/>
  <manifest:file-entry manifest:media-type="image/png" manifest:full-path="Pictures/1000000000000354000002DABC07CA74.png"/>
  <manifest:file-entry manifest:media-type="image/png" manifest:full-path="Pictures/10000000000001AA00000201FCA2A263.png"/>
  <manifest:file-entry manifest:media-type="image/png" manifest:full-path="Pictures/10000000000001AA00000201FA090D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latorio</text:p>
      <text:p text:style-name="Standard"/>
      <text:p text:style-name="Standard">1a</text:p>
      <text:p text:style-name="Standard"/>
      <text:p text:style-name="Standard"><draw:frame draw:style-name="fr1" draw:name="gráficos2" text:anchor-type="paragraph" svg:x="4.757cm" svg:y="0cm" svg:width="9.377cm" svg:height="11.292cm" draw:z-index="0"><draw:image xlink:href="Pictures/10000000000001AA000002018AD86B8B.png" xlink:type="simple" xlink:show="embed" xlink:actuate="onLoad"/></draw:frame></text:p>
      <text:p text:style-name="Standard"><draw:frame draw:style-name="fr3" draw:name="gráficos19" text:anchor-type="paragraph" svg:width="16.999cm" svg:height="14.564cm" draw:z-index="18"><draw:image xlink:href="Pictures/1000000000000354000002DADBA8AA08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1b</text:p>
      <text:p text:style-name="Standard"><draw:frame draw:style-name="fr2" draw:name="gráficos3" text:anchor-type="paragraph" svg:width="9.297cm" svg:height="11.197cm" draw:z-index="1"><draw:image xlink:href="Pictures/10000000000001AA00000201FA090D71.png" xlink:type="simple" xlink:show="embed" xlink:actuate="onLoad"/></draw:frame><text:soft-page-break/></text:p>
      <text:p text:style-name="Standard"><draw:frame draw:style-name="fr4" draw:name="gráficos20" text:anchor-type="paragraph" svg:width="16.999cm" svg:height="14.564cm" draw:z-index="19"><draw:image xlink:href="Pictures/1000000000000354000002DA8FF86DDF.png" xlink:type="simple" xlink:show="embed" xlink:actuate="onLoad"/></draw:frame></text:p>
      <text:p text:style-name="Standard"><text:soft-page-break/></text:p>
      <text:p text:style-name="Standard"/>
      <text:p text:style-name="Standard">1c</text:p>
      <text:p text:style-name="Standard"><draw:frame draw:style-name="fr2" draw:name="gráficos4" text:anchor-type="paragraph" svg:width="8.805cm" svg:height="10.605cm" draw:z-index="2"><draw:image xlink:href="Pictures/10000000000001AA00000201FCA2A263.png" xlink:type="simple" xlink:show="embed" xlink:actuate="onLoad"/></draw:frame></text:p>
      <text:p text:style-name="Standard"><draw:frame draw:style-name="fr4" draw:name="gráficos21" text:anchor-type="paragraph" svg:width="16.999cm" svg:height="14.564cm" draw:z-index="20"><draw:image xlink:href="Pictures/1000000000000354000002DABC07CA74.png" xlink:type="simple" xlink:show="embed" xlink:actuate="onLoad"/></draw:frame></text:p>
      <text:p text:style-name="Standard"><text:soft-page-break/></text:p>
      <text:p text:style-name="Standard"/>
      <text:p text:style-name="Standard">2a</text:p>
      <text:p text:style-name="Standard"><draw:frame draw:style-name="fr2" draw:name="gráficos5" text:anchor-type="paragraph" svg:width="8.962cm" svg:height="10.793cm" draw:z-index="3"><draw:image xlink:href="Pictures/10000000000001AA000002013E6F26D6.png" xlink:type="simple" xlink:show="embed" xlink:actuate="onLoad"/></draw:frame></text:p>
      <text:p text:style-name="Standard"><draw:frame draw:style-name="fr4" draw:name="gráficos22" text:anchor-type="paragraph" svg:width="16.999cm" svg:height="14.564cm" draw:z-index="21"><draw:image xlink:href="Pictures/1000000000000354000002DAB2ABE10A.png" xlink:type="simple" xlink:show="embed" xlink:actuate="onLoad"/></draw:frame><text:soft-page-break/></text:p>
      <text:p text:style-name="Standard"/>
      <text:p text:style-name="Standard">2b</text:p>
      <text:p text:style-name="Standard"/>
      <text:p text:style-name="Standard"/>
      <text:p text:style-name="Standard"><draw:frame draw:style-name="fr1" draw:name="gráficos6" text:anchor-type="paragraph" svg:x="5.117cm" svg:y="0.026cm" svg:width="8.763cm" svg:height="10.552cm" draw:z-index="4"><draw:image xlink:href="Pictures/10000000000001AA000002018413541E.png" xlink:type="simple" xlink:show="embed" xlink:actuate="onLoad"/></draw:frame><text:soft-page-break/></text:p>
      <text:p text:style-name="Standard"/>
      <text:p text:style-name="Standard"><draw:frame draw:style-name="fr4" draw:name="gráficos23" text:anchor-type="paragraph" svg:width="16.999cm" svg:height="14.564cm" draw:z-index="22"><draw:image xlink:href="Pictures/1000000000000354000002DACD26CB67.png" xlink:type="simple" xlink:show="embed" xlink:actuate="onLoad"/></draw:frame></text:p>
      <text:p text:style-name="Standard"/>
      <text:p text:style-name="Standard"><text:soft-page-break/>3a</text:p>
      <text:p text:style-name="Standard"><draw:frame draw:style-name="fr2" draw:name="gráficos7" text:anchor-type="paragraph" svg:width="8.574cm" svg:height="10.324cm" draw:z-index="5"><draw:image xlink:href="Pictures/10000000000001AA0000020188DC64B7.png" xlink:type="simple" xlink:show="embed" xlink:actuate="onLoad"/></draw:frame></text:p>
      <text:p text:style-name="Standard"><draw:frame draw:style-name="fr4" draw:name="gráficos24" text:anchor-type="paragraph" svg:width="16.999cm" svg:height="14.564cm" draw:z-index="23"><draw:image xlink:href="Pictures/1000000000000354000002DA8C14E8D9.png" xlink:type="simple" xlink:show="embed" xlink:actuate="onLoad"/></draw:frame></text:p>
      <text:p text:style-name="Standard"><text:soft-page-break/></text:p>
      <text:p text:style-name="Standard">3b</text:p>
      <text:p text:style-name="Standard"><draw:frame draw:style-name="fr2" draw:name="gráficos8" text:anchor-type="paragraph" svg:width="9.105cm" svg:height="10.964cm" draw:z-index="6"><draw:image xlink:href="Pictures/10000000000001AA000002017E642B58.png" xlink:type="simple" xlink:show="embed" xlink:actuate="onLoad"/></draw:frame></text:p>
      <text:p text:style-name="Standard"><draw:frame draw:style-name="fr4" draw:name="gráficos25" text:anchor-type="paragraph" svg:width="16.999cm" svg:height="14.564cm" draw:z-index="24"><draw:image xlink:href="Pictures/1000000000000354000002DAD3DE728C.png" xlink:type="simple" xlink:show="embed" xlink:actuate="onLoad"/></draw:frame></text:p>
      <text:p text:style-name="Standard"><text:soft-page-break/></text:p>
      <text:p text:style-name="Standard">4</text:p>
      <text:p text:style-name="Standard"><draw:frame draw:style-name="fr2" draw:name="gráficos9" text:anchor-type="paragraph" svg:width="11.555cm" svg:height="9.901cm" draw:z-index="7"><draw:image xlink:href="Pictures/1000000000000354000002DA7B85F815.png" xlink:type="simple" xlink:show="embed" xlink:actuate="onLoad"/></draw:frame></text:p>
      <text:p text:style-name="Standard"><draw:frame draw:style-name="fr2" draw:name="gráficos1" text:anchor-type="paragraph" svg:width="15.55cm" svg:height="13.324cm" draw:z-index="8"><draw:image xlink:href="Pictures/1000000000000354000002DAB3E3FAEE.png" xlink:type="simple" xlink:show="embed" xlink:actuate="onLoad"/></draw:frame></text:p>
      <text:p text:style-name="Standard">5</text:p>
      <text:p text:style-name="Standard"><draw:frame draw:style-name="fr2" draw:name="gráficos10" text:anchor-type="paragraph" svg:width="11.271cm" svg:height="13.573cm" draw:z-index="9"><draw:image xlink:href="Pictures/10000000000001AA00000201468F09D1.png" xlink:type="simple" xlink:show="embed" xlink:actuate="onLoad"/></draw:frame><text:soft-page-break/></text:p>
      <text:p text:style-name="Standard"><draw:frame draw:style-name="fr2" draw:name="gráficos11" text:anchor-type="paragraph" svg:width="11.271cm" svg:height="8.837cm" draw:z-index="10"><draw:image xlink:href="Pictures/10000000000001AA0000014EA2BA4234.png" xlink:type="simple" xlink:show="embed" xlink:actuate="onLoad"/></draw:frame></text:p>
      <text:p text:style-name="Standard"><draw:frame draw:style-name="fr3" draw:name="gráficos12" text:anchor-type="paragraph" svg:width="16.999cm" svg:height="14.564cm" draw:z-index="11"><draw:image xlink:href="Pictures/1000000000000354000002DAC5AC7F72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gráficos13" text:anchor-type="paragraph" svg:x="2.863cm" svg:y="0cm" svg:width="11.271cm" svg:height="8.837cm" draw:z-index="12"><draw:image xlink:href="Pictures/10000000000001AA0000014E9EF1C9FD.png" xlink:type="simple" xlink:show="embed" xlink:actuate="onLoad"/></draw:frame></text:p>
      <text:p text:style-name="Standard"><draw:frame draw:style-name="fr3" draw:name="gráficos14" text:anchor-type="paragraph" svg:width="16.999cm" svg:height="14.564cm" draw:z-index="13"><draw:image xlink:href="Pictures/1000000000000354000002DACA50ED6A.png" xlink:type="simple" xlink:show="embed" xlink:actuate="onLoad"/></draw:frame><text:soft-page-break/></text:p>
      <text:p text:style-name="Standard"/>
      <text:p text:style-name="Standard"><draw:frame draw:style-name="fr2" draw:name="gráficos15" text:anchor-type="paragraph" svg:width="11.271cm" svg:height="8.837cm" draw:z-index="14"><draw:image xlink:href="Pictures/10000000000001AA0000014E0BE15301.png" xlink:type="simple" xlink:show="embed" xlink:actuate="onLoad"/></draw:frame></text:p>
      <text:p text:style-name="Standard"/>
      <text:p text:style-name="Standard"><text:soft-page-break/></text:p>
      <text:p text:style-name="Standard"><draw:frame draw:style-name="fr3" draw:name="gráficos16" text:anchor-type="paragraph" svg:width="16.999cm" svg:height="14.564cm" draw:z-index="15"><draw:image xlink:href="Pictures/1000000000000354000002DA78C687A9.png" xlink:type="simple" xlink:show="embed" xlink:actuate="onLoad"/></draw:frame></text:p>
      <text:p text:style-name="Standard"/>
      <text:p text:style-name="Standard">6</text:p>
      <text:p text:style-name="Standard"><draw:frame draw:style-name="fr3" draw:name="gráficos17" text:anchor-type="paragraph" svg:width="16.999cm" svg:height="14.564cm" draw:z-index="16"><draw:image xlink:href="Pictures/1000000000000354000002DA06013A5B.png" xlink:type="simple" xlink:show="embed" xlink:actuate="onLoad"/></draw:frame><text:soft-page-break/></text:p>
      <text:p text:style-name="Standard"/>
      <text:p text:style-name="Standard"><draw:frame draw:style-name="fr3" draw:name="gráficos18" text:anchor-type="paragraph" svg:width="16.999cm" svg:height="14.564cm" draw:z-index="17"><draw:image xlink:href="Pictures/1000000000000354000002DA69D83F9C.png" xlink:type="simple" xlink:show="embed" xlink:actuate="onLoad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33S</meta:editing-duration>
    <meta:editing-cycles>18</meta:editing-cycles>
    <meta:generator>OpenOffice/4.1.3$Win32 OpenOffice.org_project/413m1$Build-9783</meta:generator>
    <dc:date>2017-10-29T19:48:47.23</dc:date>
    <dc:creator>Dennys Mallqui</dc:creator>
    <meta:document-statistic meta:table-count="0" meta:image-count="25" meta:object-count="0" meta:page-count="16" meta:paragraph-count="11" meta:word-count="11" meta:character-count="26"/>
    <meta:user-defined meta:name="Info 1"/>
    <meta:user-defined meta:name="Info 2"/>
    <meta:user-defined meta:name="Info 3"/>
    <meta:user-defined meta:name="Info 4"/>
  </office:meta>
</office:document-meta>
</file>